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0pt" officeooo:rsid="00124a3b" officeooo:paragraph-rsid="00124a3b" style:font-name-asian="Noto Sans Mono CJK SC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xolotl IoT – Timeline </text:p>
      <text:p text:style-name="P1"/>
      <text:p text:style-name="P1"/>
      <text:p text:style-name="P1"/>
      <text:p text:style-name="P1">Total Project Time : 3 months</text:p>
      <text:p text:style-name="P1"/>
      <text:p text:style-name="P1"/>
      <text:p text:style-name="P1"/>
      <text:p text:style-name="P1">Month 01 :<text:tab/>Arduino hardware setup</text:p>
      <text:p text:style-name="P1"/>
      <text:p text:style-name="P1">Month 02 :<text:tab/>Cloud system (in Heroku?)</text:p>
      <text:p text:style-name="P1"/>
      <text:p text:style-name="P1">Month 03 : <text:tab/>Android app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2T16:04:18.508372301</dc:date>
    <meta:editing-duration>PT2M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7" meta:character-count="144" meta:non-whitespace-character-count="119"/>
  </office:meta>
</office:document-meta>
</file>